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" style:font-name-complex="Arial" fo:language="nl" fo:country="NL"/>
    </style:style>
    <style:style style:name="P2" style:parent-style-name="Normal" style:family="paragraph">
      <style:text-properties style:font-name="Arial" style:font-name-complex="Arial" fo:language="nl" fo:country="NL"/>
    </style:style>
    <style:style style:name="P3" style:parent-style-name="Normal" style:family="paragraph">
      <style:text-properties style:font-name="Arial" style:font-name-complex="Arial" fo:language="nl" fo:country="NL"/>
    </style:style>
    <style:style style:name="P4" style:parent-style-name="Normal" style:family="paragraph">
      <style:text-properties style:font-name="Arial" style:font-name-complex="Arial" fo:language="nl" fo:country="NL"/>
    </style:style>
    <style:style style:name="P5" style:parent-style-name="Normal" style:family="paragraph">
      <style:text-properties style:font-name="Arial" style:font-name-complex="Arial" fo:language="nl" fo:country="NL"/>
    </style:style>
    <style:style style:name="P6" style:parent-style-name="Normal" style:family="paragraph">
      <style:text-properties style:font-name="Arial" style:font-name-complex="Arial" fo:language="nl" fo:country="NL"/>
    </style:style>
    <style:style style:name="P7" style:parent-style-name="Normal" style:family="paragraph">
      <style:text-properties style:font-name="Arial" style:font-name-complex="Arial" fo:language="nl" fo:country="NL"/>
    </style:style>
    <style:style style:name="P8" style:parent-style-name="Normal" style:family="paragraph">
      <style:text-properties style:font-name="Arial" style:font-name-complex="Arial" fo:language="nl" fo:country="NL"/>
    </style:style>
    <style:style style:name="P9" style:parent-style-name="Normal" style:family="paragraph">
      <style:text-properties style:font-name="Arial" style:font-name-complex="Arial"/>
    </style:style>
    <style:style style:name="P10" style:parent-style-name="Normal" style:family="paragraph">
      <style:text-properties style:font-name="Arial" style:font-name-complex="Arial"/>
    </style:style>
    <style:style style:name="P11" style:parent-style-name="Normal" style:family="paragraph">
      <style:text-properties style:font-name="Arial" style:font-name-complex="Arial"/>
    </style:style>
    <style:style style:name="P12" style:parent-style-name="Normal" style:family="paragraph">
      <style:text-properties style:font-name="Arial" style:font-name-complex="Arial"/>
    </style:style>
    <style:style style:name="T13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5" style:parent-style-name="Normal" style:family="paragraph">
      <style:text-properties style:font-name="Arial" style:font-name-complex="Arial"/>
    </style:style>
    <style:style style:name="P16" style:parent-style-name="Normal" style:family="paragraph">
      <style:text-properties style:font-name="Arial" style:font-name-complex="Arial"/>
    </style:style>
    <style:style style:name="P17" style:parent-style-name="Normal" style:family="paragraph">
      <style:text-properties style:font-name="Arial" style:font-name-complex="Arial"/>
    </style:style>
    <style:style style:name="P18" style:parent-style-name="Normal" style:family="paragraph">
      <style:text-properties style:font-name="Arial" style:font-name-complex="Arial"/>
    </style:style>
    <style:style style:name="P19" style:parent-style-name="Normal" style:family="paragraph">
      <style:text-properties style:font-name="Arial" style:font-name-complex="Arial"/>
    </style:style>
    <style:style style:name="P20" style:parent-style-name="Normal" style:family="paragraph">
      <style:text-properties style:font-name="Arial" style:font-name-complex="Arial"/>
    </style:style>
    <style:style style:name="P21" style:parent-style-name="Normal" style:family="paragraph">
      <style:text-properties style:font-name="Arial" style:font-name-complex="Arial"/>
    </style:style>
    <style:style style:name="P22" style:parent-style-name="Normal" style:family="paragraph">
      <style:text-properties style:font-name="Arial" style:font-name-complex="Arial"/>
    </style:style>
    <style:style style:name="P23" style:parent-style-name="Normal" style:family="paragraph">
      <style:text-properties style:font-name="Arial" style:font-name-complex="Arial"/>
    </style:style>
    <style:style style:name="P24" style:parent-style-name="Normal" style:family="paragraph">
      <style:text-properties style:font-name="Arial" style:font-name-complex="Arial"/>
    </style:style>
    <style:style style:name="P25" style:parent-style-name="Normal" style:family="paragraph">
      <style:text-properties style:font-name="Arial" style:font-name-complex="Arial"/>
    </style:style>
    <style:style style:name="T26" style:parent-style-name="DefaultParagraphFont" style:family="text">
      <style:text-properties style:font-name="Arial" style:font-name-complex="Arial"/>
    </style:style>
  </office:automatic-styles>
  <office:body>
    <office:text text:use-soft-page-breaks="true">
      <text:p text:style-name="P1">28 september: Excel sheet invullen met alle data nodig voor de vegetatie, eerste iteratie voor het inlezen van de bruikbare informatie in het excel bestand.</text:p>
      <text:p text:style-name="P2"/>
      <text:p text:style-name="P3">29 September: Implementeer Poly Vertex paint brush en de data in de sheet,<text:s/>cactus zit vast aan de rode kleur van de polys. Begin aan een systeem om de colour data van elke vertice te krijgen en op te slaan.</text:p>
      <text:p text:style-name="P4"/>
      <text:p text:style-name="P5">30 September: Dingen inspawnen aan de hand van data in de sheet en de kleuren.</text:p>
      <text:p text:style-name="P6"/>
      <text:p text:style-name="P7">1 Oct: Plaats vegetation op vertice eerst en dan door itereren voor realistischere vegetation.</text:p>
      <text:p text:style-name="P8"/>
      <text:p text:style-name="P9">Vertex Colour bepaald Biomes (Poly Brush)</text:p>
      <text:p text:style-name="P10"/>
      <text:p text:style-name="P11">Polybrush: additional poly data</text:p>
      <text:p text:style-name="P12"/>
      <text:p text:style-name="Normal"><text:span text:style-name="T13">Milestones</text:span><text:span text:style-name="T14">:</text:span></text:p>
      <text:p text:style-name="P15">Get the data/colour from a vertex</text:p>
      <text:p text:style-name="P16">Use colours as filters for what kind of vegetation is going to end up in the those colours(Biomes).</text:p>
      <text:p text:style-name="P17">Green = Plains</text:p>
      <text:p text:style-name="P18">Dark Green = Oak Forest</text:p>
      <text:p text:style-name="P19">Red = Redwood Forest</text:p>
      <text:p text:style-name="P20">Yellow = Desert</text:p>
      <text:p text:style-name="P21">Cyan = Jungle Forest.</text:p>
      <text:p text:style-name="P22">ETC.</text:p>
      <text:p text:style-name="P23"/>
      <text:p text:style-name="P24">Set density of the vegetation in the excel sheet.</text:p>
      <text:p text:style-name="P25">Update the level when the excel sheet has been updated and keep vegetation where it was<text:s/>unless it needs to be removed.</text:p>
      <text:p text:style-name="Normal"><text:span text:style-name="T26">Be able to hand place vegetation and keep it updated with the information from the excel shee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nk wilbrink</meta:initial-creator>
    <dc:creator>rink wilbrink</dc:creator>
    <meta:creation-date>2020-09-25T12:42:00Z</meta:creation-date>
    <dc:date>2020-10-01T07:35:00Z</dc:date>
    <meta:template xlink:href="Normal.dotm" xlink:type="simple"/>
    <meta:editing-cycles>16</meta:editing-cycles>
    <meta:editing-duration>PT11520S</meta:editing-duration>
    <meta:document-statistic meta:page-count="1" meta:paragraph-count="2" meta:word-count="174" meta:character-count="1131" meta:row-count="7" meta:non-whitespace-character-count="959"/>
  </office:meta>
</office:document-meta>
</file>